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XlsView.AbstractXls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lsView.renderWorkbook( Workbook workbook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XlsView.renderMergedOutputModel( Map &lt; String , Object &gt; model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XlsView.createWorkbook( Map &lt; String , Object &gt; model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lsView.generatesDownload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